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Times, serif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body">
      <style:paragraph-properties fo:margin-left="0cm" fo:margin-right="0cm" fo:text-align="justify" style:justify-single-word="false" fo:text-indent="1.249cm" style:auto-text-indent="false"/>
    </style:style>
    <style:style style:name="P2" style:family="paragraph" style:parent-style-name="textbody">
      <style:paragraph-properties fo:margin-left="0cm" fo:margin-right="0cm" fo:text-align="justify" style:justify-single-word="false" fo:text-indent="1.249cm" style:auto-text-indent="false"/>
      <style:text-properties officeooo:paragraph-rsid="003c386a"/>
    </style:style>
    <style:style style:name="P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color="#e74c3c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color="#e74c3c" style:font-name="Times New Roman1" fo:font-size="11pt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style:font-name="Times New Roman1"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1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officeooo:paragraph-rsid="001b436c" style:font-size-asian="11pt" style:font-style-asian="normal" style:font-weight-asian="normal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1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e74c3c" style:font-name="Times New Roman1" fo:font-size="11pt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333333" style:font-name="Times New Roman1" fo:font-size="11pt" fo:font-style="normal" fo:font-weight="normal" style:font-size-asian="11pt" style:font-size-complex="11pt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officeooo:paragraph-rsid="002b672c"/>
    </style:style>
    <style:style style:name="P2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officeooo:paragraph-rsid="003c386a"/>
    </style:style>
    <style:style style:name="P2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italic" fo:font-weight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use-window-font-color="true" style:font-name="Times New Roman1" fo:font-size="11pt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use-window-font-color="true" style:font-name="Times New Roman1" fo:font-size="11pt" fo:font-style="normal" fo:font-weight="normal" style:font-size-asian="11pt" style:font-size-complex="11pt"/>
    </style:style>
    <style:style style:name="P2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2" fo:font-size="11pt" fo:font-style="normal" fo:font-weight="normal"/>
    </style:style>
    <style:style style:name="P2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000000" style:font-name="Times New Roman2" fo:font-size="11pt" fo:font-style="normal" fo:font-weight="normal"/>
    </style:style>
    <style:style style:name="P2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2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28" style:family="paragraph" style:parent-style-name="Normal">
      <style:paragraph-properties fo:margin-left="0cm" fo:margin-right="0cm" fo:margin-top="0.176cm" fo:margin-bottom="0.176cm" loext:contextual-spacing="false" fo:text-align="justify" style:justify-single-word="false" fo:hyphenation-ladder-count="no-limit" fo:text-indent="1.249cm" style:auto-text-indent="false" style:vertical-align="auto"/>
      <style:text-properties style:font-name="Times New Roman1" fo:font-size="11pt" style:letter-kerning="false" style:font-name-asian="Times New Roman1" style:font-size-asian="11pt" style:language-asian="pt" style:country-asian="BR" style:font-name-complex="Times New Roman1" style:font-size-complex="11pt" style:language-complex="ar" style:country-complex="SA" fo:hyphenate="true"/>
    </style:style>
    <style:style style:name="P29" style:family="paragraph" style:parent-style-name="Normal">
      <style:paragraph-properties fo:margin-left="0cm" fo:margin-right="0cm" fo:margin-top="0.176cm" fo:margin-bottom="0.176cm" loext:contextual-spacing="false" fo:text-align="justify" style:justify-single-word="false" fo:hyphenation-ladder-count="no-limit" fo:text-indent="1.249cm" style:auto-text-indent="false" style:vertical-align="auto"/>
      <style:text-properties fo:hyphenate="true"/>
    </style:style>
    <style:style style:name="P30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31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use-window-font-color="true" style:font-name="Times New Roman1" fo:font-size="11pt" fo:font-style="normal" fo:font-weight="normal" style:font-size-asian="11pt" style:font-size-complex="11pt"/>
    </style:style>
    <style:style style:name="P32" style:family="paragraph" style:parent-style-name="textbody">
      <style:paragraph-properties fo:margin-left="3.75cm" fo:margin-right="0cm" fo:text-align="justify" style:justify-single-word="false" fo:text-indent="0cm" style:auto-text-indent="false">
        <style:tab-stops/>
      </style:paragraph-properties>
    </style:style>
    <style:style style:name="P33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1" fo:font-size="11pt" fo:font-style="italic" fo:font-weight="normal" style:font-size-asian="11pt" style:font-size-complex="11pt"/>
    </style:style>
    <style:style style:name="P35" style:family="paragraph" style:parent-style-name="Text_20_body">
      <style:paragraph-properties fo:margin-left="3.75cm" fo:margin-right="0cm" fo:line-height="100%" fo:text-align="justify" style:justify-single-word="false" fo:text-indent="0cm" style:auto-text-indent="false"/>
      <style:text-properties style:font-name="Times New Roman2" fo:font-size="11pt" fo:font-style="italic" fo:font-weight="normal"/>
    </style:style>
    <style:style style:name="P36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2" fo:font-size="11pt" fo:font-style="italic" fo:font-weight="normal"/>
    </style:style>
    <style:style style:name="P37" style:family="paragraph" style:parent-style-name="Text_20_body">
      <style:paragraph-properties fo:margin-left="3.75cm" fo:margin-right="0cm" fo:margin-top="0.18cm" fo:margin-bottom="0.18cm" loext:contextual-spacing="false" fo:line-height="100%" fo:text-align="justify" style:justify-single-word="false" fo:text-indent="0cm" style:auto-text-indent="false"/>
      <style:text-properties style:font-name="Times New Roman1" fo:font-size="11pt" fo:font-style="italic" style:font-size-asian="11pt" style:font-size-complex="11pt"/>
    </style:style>
    <style:style style:name="P38" style:family="paragraph" style:parent-style-name="textbody">
      <style:paragraph-properties fo:margin-left="2.117cm" fo:margin-right="0cm" fo:text-align="justify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top="0.176cm" fo:margin-bottom="0.176cm" loext:contextual-spacing="false" fo:text-align="center" style:justify-single-word="false" fo:hyphenation-ladder-count="no-limit" style:vertical-align="auto"/>
      <style:text-properties fo:color="#e74c3c" fo:hyphenate="true"/>
    </style:style>
    <style:style style:name="P40" style:family="paragraph" style:parent-style-name="Standard">
      <style:text-properties style:font-name="Times New Roman1" fo:font-size="11pt" style:font-size-asian="11pt" style:font-size-complex="11pt"/>
    </style:style>
    <style:style style:name="P41" style:family="paragraph" style:parent-style-name="Text_20_body">
      <style:paragraph-properties fo:text-align="center" style:justify-single-word="false"/>
      <style:text-properties style:font-name="Times New Roman1" fo:font-size="11pt" style:font-size-asian="11pt" style:font-size-complex="11pt"/>
    </style:style>
    <style:style style:name="P42" style:family="paragraph" style:parent-style-name="Text_20_body">
      <style:paragraph-properties fo:line-height="115%" fo:text-align="center" style:justify-single-word="false"/>
      <style:text-properties style:font-name="Times New Roman1" fo:font-size="11pt" style:font-size-asian="11pt" style:font-size-complex="11pt"/>
    </style:style>
    <style:style style:name="P43" style:family="paragraph" style:parent-style-name="Text_20_body">
      <style:paragraph-properties fo:line-height="115%" fo:text-align="center" style:justify-single-word="false"/>
      <style:text-properties fo:font-variant="normal" fo:text-transform="none" style:font-name="Times New Roman1" fo:font-size="11pt" fo:font-style="normal" fo:font-weight="normal" style:font-size-asian="11pt" style:font-style-asian="normal" style:font-weight-asian="normal" style:font-size-complex="11pt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style:font-name="Times New Roman1" fo:font-size="11pt" fo:font-style="normal" fo:font-weight="normal" style:font-size-asian="11pt" style:font-style-asian="normal" style:font-weight-asian="normal" style:font-size-complex="11pt"/>
    </style:style>
    <style:style style:name="P45" style:family="paragraph" style:parent-style-name="Text_20_body">
      <style:paragraph-properties fo:margin-left="2.12cm" fo:margin-right="0cm" fo:margin-top="0.18cm" fo:margin-bottom="0.18cm" loext:contextual-spacing="false" fo:line-height="100%" fo:text-align="justify" style:justify-single-word="false" fo:text-indent="0cm" style:auto-text-indent="false"/>
      <style:text-properties style:font-name="Times New Roman1" fo:font-size="11pt" style:font-size-asian="11pt" style:font-size-complex="11pt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1" fo:font-size="11pt" style:font-size-asian="11pt" style:font-size-complex="11pt"/>
    </style:style>
    <style:style style:name="P47" style:family="paragraph" style:parent-style-name="Text_20_body" style:master-page-name="MP0">
      <style:paragraph-properties fo:margin-left="0cm" fo:margin-right="0cm" fo:text-align="justify" style:justify-single-word="false" fo:text-indent="1.249cm" style:auto-text-indent="false" style:page-number="auto" fo:break-before="page"/>
      <style:text-properties fo:font-variant="normal" fo:text-transform="none" style:font-name="Times New Roman2" fo:font-size="11pt" fo:font-style="normal" fo:font-weight="normal" officeooo:paragraph-rsid="002b672c"/>
    </style:style>
    <style:style style:name="P4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4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50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5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 style:font-size-asian="11pt" style:font-size-complex="11pt"/>
    </style:style>
    <style:style style:name="P5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style:text-underline-style="solid" style:text-underline-width="auto" style:text-underline-color="font-color" fo:font-weight="normal"/>
    </style:style>
    <style:style style:name="P5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Times New Roman2" fo:font-size="11pt" fo:font-style="normal" fo:font-weight="normal"/>
    </style:style>
    <style:style style:name="P5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5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56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0.5pt" fo:font-style="normal" fo:font-weight="normal"/>
    </style:style>
    <style:style style:name="P5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5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59" style:family="paragraph" style:parent-style-name="Text_20_body">
      <style:paragraph-properties fo:margin-left="3.75cm" fo:margin-right="0cm" fo:line-height="100%" fo:text-align="justify" style:justify-single-word="false" fo:text-indent="0cm" style:auto-text-indent="false"/>
      <style:text-properties style:font-name="Times New Roman2" fo:font-size="11pt" fo:font-style="italic" fo:font-weight="normal"/>
    </style:style>
    <style:style style:name="P60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2" fo:font-size="11pt" fo:font-style="italic" fo:font-weight="normal"/>
    </style:style>
    <style:style style:name="T1" style:family="text">
      <style:text-properties style:font-name="Times New Roman1" fo:font-size="11pt" style:letter-kerning="false" style:font-name-asian="Times New Roman1" style:font-size-asian="11pt" style:language-asian="pt" style:country-asian="BR" style:font-name-complex="Times New Roman1" style:font-size-complex="11pt" style:language-complex="ar" style:country-complex="SA"/>
    </style:style>
    <style:style style:name="T2" style:family="text">
      <style:text-properties style:font-name="Times New Roman1" fo:font-size="11pt" style:letter-kerning="false" style:font-size-asian="11pt" style:font-name-complex="Times New Roman1" style:font-size-complex="11pt"/>
    </style:style>
    <style:style style:name="T3" style:family="text">
      <style:text-properties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1" style:font-size-asian="11pt" style:language-asian="pt" style:country-asian="BR" style:font-name-complex="Times New Roman1" style:font-size-complex="11pt" style:language-complex="ar" style:country-complex="SA"/>
    </style:style>
    <style:style style:name="T4" style:family="text">
      <style:text-properties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5" style:family="text">
      <style:text-properties style:font-name="Times New Roman1" fo:font-size="11pt" fo:font-style="italic" fo:font-weight="normal" style:font-size-asian="11pt" style:font-size-complex="11pt"/>
    </style:style>
    <style:style style:name="T6" style:family="text">
      <style:text-properties style:font-name="Times New Roman1" fo:font-size="11pt" fo:font-style="italic" style:font-size-asian="11pt" style:font-size-complex="11pt"/>
    </style:style>
    <style:style style:name="T7" style:family="tex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Times New Roman1" fo:font-size="11pt" style:font-size-asian="11pt" style:font-size-complex="11pt"/>
    </style:style>
    <style:style style:name="T9" style:family="text">
      <style:text-properties style:font-name="Times New Roman1" fo:font-size="11pt" officeooo:rsid="0021328f" style:font-size-asian="11pt" style:font-size-complex="11pt"/>
    </style:style>
    <style:style style:name="T10" style:family="text">
      <style:text-properties style:font-name="Times New Roman1" fo:font-size="11pt" officeooo:rsid="003c386a" fo:background-color="#ffff00" loext:char-shading-value="0" style:font-size-asian="11pt" style:font-size-complex="11pt"/>
    </style:style>
    <style:style style:name="T11" style:family="text">
      <style:text-properties style:font-name="Times New Roman1" style:font-size-asian="11pt" style:font-size-complex="11pt"/>
    </style:style>
    <style:style style:name="T12" style:family="text">
      <style:text-properties fo:font-variant="normal" fo:text-transform="none" style:font-name="Times New Roman2" fo:font-size="11pt" fo:font-style="normal" fo:font-weight="normal"/>
    </style:style>
    <style:style style:name="T13" style:family="text"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Times New Roman2" fo:font-size="11pt" fo:font-style="normal" fo:font-weight="normal" style:font-size-asian="11pt" style:font-size-complex="11pt"/>
    </style:style>
    <style:style style:name="T15" style:family="text">
      <style:text-properties fo:font-variant="normal" fo:text-transform="none" style:font-name="Times New Roman" fo:font-size="11pt" fo:font-style="normal" fo:font-weight="normal"/>
    </style:style>
    <style:style style:name="T16" style:family="text">
      <style:text-properties officeooo:rsid="003112c7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Times New Roman2" fo:font-size="11pt"/>
    </style:style>
    <style:style style:name="T19" style:family="text">
      <style:text-properties fo:font-size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Fonte_20_parág._20_padrão"><text:span text:style-name="T11">Registro ainda que, diferente do que alega a Defesa, a lei anterior previa a fração de 3/5 para o reincidente genérico, e não 2/5.</text:span></text:span></text:p>
      <text:p text:style-name="P19"><text:span text:style-name="Fonte_20_parág._20_padrão"><text:span text:style-name="T11"/></text:span></text:p>
      <text:p text:style-name="P20"><text:span text:style-name="Fonte_20_parág._20_padrão"><text:span text:style-name="T11">Embora tenha o apenado outra condenação por crime equiparado a hediondo, não há reincidência específica porque o segundo delito dessa natureza foi praticado antes do trânsito em julgado da primeira condenação por crime equiparado a hediondo.</text:span></text:span></text:p>
      <text:p text:style-name="P2"><text:span text:style-name="Fonte_20_parág._20_padrão"><text:span text:style-name="T10">MODELOS</text:span></text:span></text:p>
      <text:p text:style-name="P5"><text:span text:style-name="Fonte_20_parág._20_padrão"><text:span text:style-name="T14">Vistos etc.</text:span></text:span></text:p>
      <text:p text:style-name="P24">Requereu o apenado retificação da GEP parar fazer constar como requisito para progressão de regime a fração de 2/5 referente ao processo criminal nº 0100306-17.2015.8.20.002 (tráfico de drogas), alegando que o apenado é primário em crime de natureza hedionda (evento 235).</text:p>
      <text:p text:style-name="P24">Instado a se manifestar, o Ministério Público opinou pela aplicação global da lei que for mais favorável ao apenado (evento 239).</text:p>
      <text:p text:style-name="P18">Acrescento ao relatório que a GEP atual está utilizando as frações de 3/5 para o crime de natureza hedionda (tráfico de drogas), em razão da reincidência genérica, e 1/6 para os crimes comuns (dois roubos majorados e porte ilegal de armas).</text:p>
      <text:p text:style-name="P25">Relatados.</text:p>
      <text:p text:style-name="P17">Inicialmente verifico que a exigência de 3/5 ou 60% (LEP, art. 112, VII) só cabe no caso de reincidência específica em crime hediondo, o que não é o caso.</text:p>
      <text:p text:style-name="P17">É o que decidiu o Superior Tribunal de Justiça ao julgar em 26/05/2021 o Recurso Especial representativo da controvérsia (REsp) 1910240/MG, sendo relator o Ministro ROGERIO SCHIETTI CRUZ, quando fixou a seguinte tese:</text:p>
      <text:p text:style-name="P21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7"><text:span text:style-name="T12">Como antes o percentual fora fixado em 3/5, dada ao que dispunha a lei 8.072/90, a nova redação do art. 112 da LEP se mostra como </text:span><text:span text:style-name="Emphasis"><text:span text:style-name="T12">novatio legis in mellius</text:span></text:span><text:span text:style-name="T12">, devendo ser aplicada.</text:span></text:p>
      <text:p text:style-name="P17">Assim, em relação ao crime hediondo, é de se aplicar o percentual de 40% (LEP, art. 112, V).</text:p>
      <text:p text:style-name="P18">No tocante as demais penas, vale salientar que a súmula 501 do STJ veda a combinação das leis, ainda que em benefício do réu.</text:p>
      <text:p text:style-name="P18">Ou seja, na escolha do percentual de 40%, seria impossível continuar a utilizar a fração de 1/6 para os crimes de natureza comum.</text:p>
      <text:p text:style-name="P18">Nesta senda, calculando a progressão de regime utilizando <text:span text:style-name="T17">na íntegra</text:span> a redação anterior e a posterior ao pacote anticrime, conclui-se que o cálculo com os percentuais do pacote anticrime é mais benéfico ao apenado. </text:p>
      <text:p text:style-name="P18">Explico: No calculo da progressão de regime restam 2 anos, 2 meses e 9 dias de pena de natureza comum, das quais 2 anos tratam do crime de porte ilegal de armas, cujo percentual será de 16% (matematicamente inferior a 1/6) e, restam 4 anos, 3 meses e 13 dias de pena de natureza hedionda, a qual passará de 3/5 para 40%. </text:p>
      <text:p text:style-name="P18"><text:soft-page-break/>Assim, ainda que o roubo passe de 1/6 para 30%, o impacto no cálculo da GEP não prejudicará o apenado, uma vez que restam apenas 2 meses e 9 dias desta pena.</text:p>
      <text:p text:style-name="P26"><text:span text:style-name="T18">Isso posto, defiro o pedido da Defesa e determino a retificação da GEP para fazer constar, na íntegra, a lei mais favorável ao apenado, ou seja, os percentuais do pacote anticrime, da seguinte forma: 40% para o crime de tráfico de drogas, por ser</text:span> <text:span text:style-name="T18">tratar de apenado primário em crime hediondo; 16% para o crime de porte ilegal de arma de fogo, por se tratar de apenado primário em crime cometido sem violência; e 30% para os crimes de roubo majorado, por se tratar de apenado reincidente em crime cometido com violência.</text:span></text:p>
      <text:p text:style-name="P17">PRI. Atualize-se a GEP. Ciência ao MP.</text:p>
      <text:p text:style-name="P1"><text:span text:style-name="Fonte_20_parág._20_padrão"><text:span text:style-name="T8"/></text:span></text:p>
      <text:p text:style-name="P1"><text:span text:style-name="Fonte_20_parág._20_padrão"><text:span text:style-name="T8"/></text:span></text:p>
      <text:p text:style-name="P1"><text:span text:style-name="Fonte_20_parág._20_padrão"><text:span text:style-name="T8"/></text:span></text:p>
      <text:p text:style-name="P1"><text:span text:style-name="Fonte_20_parág._20_padrão"><text:span text:style-name="T8">Vistos etc.</text:span></text:span></text:p>
      <text:p text:style-name="P1"><text:span text:style-name="Fonte_20_parág._20_padrão"><text:span text:style-name="T8">Trata-se de execução penal em desfavor do apenado acima nominado, em que me vieram os autos para análise das frações utilizadas para o cálculo da progressão de regime (evento 71).</text:span></text:span></text:p>
      <text:p text:style-name="P1"><text:span text:style-name="Fonte_20_parág._20_padrão"><text:span text:style-name="T8">Relatados.</text:span></text:span></text:p>
      <text:p text:style-name="P1"><text:span text:style-name="Fonte_20_parág._20_padrão"><text:span text:style-name="T8">Inicialmente verifico que a exigência de 3/5 ou 60% (LEP, art. 112, VII) só cabe no caso de reincidência específica em crime hediondo, o que não é o caso.</text:span></text:span></text:p>
      <text:p text:style-name="P1"><text:span text:style-name="Fonte_20_parág._20_padrão"><text:span text:style-name="T8">Registro que, embora tenha o apenado duas condenação por crime equiparado a hediondo, não há reincidência específica porque o segundo delito dessa natureza foi praticado antes do trânsito em julgado da primeira condenação por crime equiparado a hediondo.</text:span></text:span></text:p>
      <text:p text:style-name="P1"><text:span text:style-name="Fonte_20_parág._20_padrão"><text:span text:style-name="T8">É o que decidiu o Superior Tribunal de Justiça ao julgar em 26/05/2021 o Recurso Especial representativo da controvérsia (REsp) 1910240/MG, sendo relator o Ministro ROGERIO SCHIETTI CRUZ, quando fixou a seguinte tese:</text:span></text:span></text:p>
      <text:p text:style-name="P32"><text:span text:style-name="Fonte_20_parág._20_padrão"><text:span text:style-name="T7">É reconhecida a retroatividade do patamar estabelecido no art. 112, V, da Lei n. 13.964/2019, àqueles apenados que, embora tenham cometido crime hediondo ou equiparado sem resultado morte, não sejam reincidentes em delito de natureza semelhante.</text:span></text:span></text:p>
      <text:p text:style-name="P1"><text:span text:style-name="Fonte_20_parág._20_padrão"><text:span text:style-name="T8">Como antes o percentual fora fixado em 3/5, dada ao que dispunha a lei 8.072/90, a nova redação do art. 112 da LEP se mostra como </text:span></text:span><text:span text:style-name="Emphasis"><text:span text:style-name="T8">novatio legis in mellius</text:span></text:span><text:span text:style-name="Fonte_20_parág._20_padrão"><text:span text:style-name="T8">, devendo ser aplicada.</text:span></text:span></text:p>
      <text:p text:style-name="P1"><text:span text:style-name="Fonte_20_parág._20_padrão"><text:span text:style-name="T8">Assim, em relação ao crime hediondo, é de se aplicar o percentual de 40% (LEP, art. 112, V).</text:span></text:span></text:p>
      <text:p text:style-name="P1"><text:span text:style-name="Fonte_20_parág._20_padrão"><text:span text:style-name="T8">Neste sentido:</text:span></text:span></text:p>
      <text:p text:style-name="P38"><text:span text:style-name="Fonte_20_parág._20_padrão"><text:span text:style-name="T8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</text:span></text:span><text:soft-page-break/><text:span text:style-name="Fonte_20_parág._20_padrão"><text:span text:style-name="T8">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span></text:span></text:p>
      <text:p text:style-name="P1"><text:span text:style-name="Fonte_20_parág._20_padrão"><text:span text:style-name="T8">Aqui lembro que a súmula 501 do STJ veda a combinação de leis. </text:span></text:span></text:p>
      <text:p text:style-name="P1"><text:span text:style-name="Fonte_20_parág._20_padrão"><text:span text:style-name="T8">Isto posto, determino, de ofício, a retificação da GEP para fazer constar, na íntegra, a lei mais favorável ao apenado, ou seja, os percentuais do pacote anticrime.</text:span></text:span></text:p>
      <text:p text:style-name="P1"><text:span text:style-name="Fonte_20_parág._20_padrão"><text:span text:style-name="T8">Assim, determino a retificação da GEP da seguinte forma: 40% para o crime de tráfico de drogas, por se</text:span></text:span><text:span text:style-name="Fonte_20_parág._20_padrão"><text:span text:style-name="T9">r</text:span></text:span><text:span text:style-name="Fonte_20_parág._20_padrão"><text:span text:style-name="T8"> tratar de apenado primário em crime hediondo;  16% para os crimes de associação para o tráfico, por se tratar de apenado primário em crime cometido sem violência; e 30% para os crimes de roubo majorado, por se tratar de apenado reincidente em crime cometido com violência.</text:span></text:span></text:p>
      <text:p text:style-name="P1"><text:span text:style-name="Fonte_20_parág._20_padrão"><text:span text:style-name="T8">PRI. Atualize-se a GEP. Ciência ao MP.</text:span></text:span></text:p>
      <text:p text:style-name="P4"/>
      <text:p text:style-name="P22">Vistos etc.</text:p>
      <text:p text:style-name="P31">Requereu o apenado retificação da GEP parar fazer constar como requisito para progressão de regime a separação das frações conforme natureza do crimes, sendo o percentual de 2/5 referente ao processo criminal nº 0102906- 72.2019.8.20.000 (tráfico de drogas) e 1/6 para os demais crimes (evento 139).</text:p>
      <text:p text:style-name="P22">Instado a se manifestar, o Ministério Público opinou pela aplicação global da lei que for mais favorável ao apenado (evento 142).</text:p>
      <text:p text:style-name="P23">Acrescento ao relatório que a GEP atualmente está utilizando a fração única de 40% , entendimento já superado por este juízo, sendo o apenado reincidente genérico e todos os crimes cometidos antes do pacote anticrime, cuja redação previa a fração de 3/5 para o reincidente genérico em crime hediondo.</text:p>
      <text:p text:style-name="P23">Relatados.</text:p>
      <text:p text:style-name="P10">Inicialmente verifico que a exigência de 3/5 ou 60% (LEP, art. 112, VII) só cabe no caso de reincidência específica em crime hediondo, o que não é o caso.</text:p>
      <text:p text:style-name="P10">É o que decidiu o Superior Tribunal de Justiça ao julgar em 26/05/2021 o Recurso Especial representativo da controvérsia (REsp) 1910240/MG, sendo relator o Ministro ROGERIO SCHIETTI CRUZ, quando fixou a seguinte tese:</text:p>
      <text:p text:style-name="P37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7"><text:span text:style-name="T13">Como antes o percentual fora fixado em 3/5, dada ao que dispunha a lei 8.072/90, a nova redação do art. 112 da LEP se mostra como </text:span><text:span text:style-name="Emphasis"><text:span text:style-name="T13">novatio legis in mellius</text:span></text:span><text:span text:style-name="T13">, devendo ser aplicada.</text:span></text:p>
      <text:p text:style-name="P10">Assim, em relação ao crime hediondo, é de se aplicar o percentual de 40% (LEP, art. 112, V).</text:p>
      <text:p text:style-name="P10">Neste sentido:</text:p>
      <text:p text:style-name="P45">PENAL. AGRAVO REGIMENTAL NO RECURSO ESPECIAL. AGRAVO EM EXECUÇÃO PENAL. PROGRESSÃO DE REGIME. REINCIDÊNCIA EM CRIME COMUM. HIPÓTESE NÃO ABARCADA PELA NOVATIO LEGIS. LEI Nº 13.964/2019 (PACOTE ANTICRIME). ANALOGIA IN BONAM PARTEM. CUMPRIMENTO DE 40% DA PENA PARA <text:soft-page-break/>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10">Aqui lembro que a súmula 501 do STJ veda a combinação de leis. </text:p>
      <text:p text:style-name="P10">Isto posto, determino, de ofício, a retificação da GEP para fazer constar, na íntegra, a lei mais favorável ao apenado, ou seja, os percentuais do pacote anticrime.</text:p>
      <text:p text:style-name="P10">Assim, determino a retificação da GEP da seguinte forma: 40% para o crime de tráfico de drogas, por ser tratar de apenado primário em crime hediondo; 20% os demais crimes, por se tratar de apenado <text:span text:style-name="T16">reincidente</text:span> em crime cometido sem violência.</text:p>
      <text:p text:style-name="P10">PRI. Atualize-se a GEP. Ciência ao MP.</text:p>
      <text:p text:style-name="P10"/>
      <text:p text:style-name="P10"/>
      <text:p text:style-name="P51">Vistos etc.</text:p>
      <text:p text:style-name="P17">Trata-se de execução penal em desfavor do apenado acima nominado, em que me vieram os autos para análise das frações utilizadas para o cálculo da progressão de regime.</text:p>
      <text:p text:style-name="P24">Requereu o apenado retificação da GEP parar fazer constar como requisito para progressão de regime a separação das frações conforme natureza do crimes, sendo o percentual de 2/5 referente ao crime de natureza hedionda (homicídio qualificado) e 1/6 para os demais crimes (evento 185).</text:p>
      <text:p text:style-name="P24">Instado a se manifestar, o Ministério Público opinou pelo deferimento do pedido (evento 1188).</text:p>
      <text:p text:style-name="P14">Acrescento ao relatório que a GEP atualmente está utilizando a fração única de 50% -entendimento já superado por este juízo, sendo o apenado r<text:span text:style-name="T17">eincidente genérico</text:span> e todos os crimes cometidos <text:span text:style-name="T17">antes </text:span>do pacote anticrime, <text:span text:style-name="T17">cuja redação previa a fração de 3/5 para o reincidente genérico em crime hediondo.</text:span></text:p>
      <text:p text:style-name="P57">Registro ainda que todos os recursos da Defesa para lograr as frações de 2/5 e 1/6 foram desprovidos ou não conhecidos.</text:p>
      <text:p text:style-name="P17">Relatados.</text:p>
      <text:p text:style-name="P17">Inicialmente verifico que a exigência de 3/5 ou 60% (LEP, art. 112, VII) só cabe no caso de reincidência específica em crime hediondo, o que não é o caso.</text:p>
      <text:p text:style-name="P17">É o que decidiu o Superior Tribunal de Justiça ao julgar em 26/05/2021 o Recurso Especial representativo da controvérsia (REsp) 1910240/MG, sendo relator o Ministro ROGERIO SCHIETTI CRUZ, quando fixou a seguinte tese:</text:p>
      <text:p text:style-name="P35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52"><text:soft-page-break/>Ressalte-se que no caso de crime hediondo com resultado morte esse percentual será de 50% (LEP, art. 112, VI).</text:p>
      <text:p text:style-name="P18">Neste sentido: </text:p>
      <text:p text:style-name="P36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27"><text:span text:style-name="T15">Como antes o percentual fora fixado em 3/5, dada ao que dispunha a lei 8.072/90, a nova redação do art. 112 da LEP se mostra como </text:span><text:span text:style-name="Emphasis"><text:span text:style-name="T15">novatio legis in mellius</text:span></text:span><text:span text:style-name="T15">, devendo ser aplicada.</text:span></text:p>
      <text:p text:style-name="P14">Assim, em relação ao crime hediondo, é de se aplicar o percentual de 50% (LEP, art. 112, VI).</text:p>
      <text:p text:style-name="P13">No tocante as demais penas, vale salientar que a súmula 501 do STJ veda a combinação das leis, ainda que em benefício do réu.</text:p>
      <text:p text:style-name="P13">Ou seja, na escolha do percentual de 50%, seria impossível continuar a utilizar a fração de 1/6 para os crimes de natureza comum.</text:p>
      <text:p text:style-name="P13">Nesta senda, calculando a progressão de regime utilizando <text:span text:style-name="T17">na íntegra</text:span> a redação anterior e a posterior ao pacote anticrime, conclui-se que o cálculo da redação anterior é mais benéfico ao apenado. </text:p>
      <text:p text:style-name="P13">Explico: No calculo da progressão de regime restam 9 anos, 8 meses e 3 dias de pena de natureza hedionda que passariam de 3/5 (60%) para 50%, contudo, restam 17 anos, 3 meses e 7 dias relativos a crimes cometidos com violência (roubos) que passariam de 1/6 para 25%, em prejuízo ao apenado.</text:p>
      <text:p text:style-name="P56"><text:span text:style-name="T19">Isso posto, indefiro o pedido da Defesa e determino a retificação da GEP para fazer constar, na íntegra, a lei mais favorável ao apenado, ou seja, a redação anterior ao pacote anticrime, da seguinte forma: 3/5 para o cálculo do crime de homicídio qualificado, por ser</text:span> <text:span text:style-name="T19">tratar de crime hediondo com apenado reincidente genérico; e 1/6 para os demais crimes, por serem todos de natureza comum.</text:span></text:p>
      <text:p text:style-name="P14">PRI. Atualize-se a GEP. Ciência ao MP.</text:p>
      <text:p text:style-name="P10"/>
      <text:p text:style-name="P10"/>
      <text:p text:style-name="P12"><text:soft-page-break/>Vistos etc.</text:p>
      <text:p text:style-name="P13">Requereu o apenado retificação da GEP parar fazer constar como requisito para progressão de regime a separação das frações conforme natureza do crimes, sendo o percentual de 2/5 referente ao crime de latrocínio e 1/6 para o crime de receptação (evento 114).</text:p>
      <text:p text:style-name="P13">Instado a se manifestar, o Ministério Público opinou pela aplicação global da lei que for mais favorável ao apenado (evento 118).</text:p>
      <text:p text:style-name="P13">A Defesa, ao se manifestar pelo parecer do MP, ratificou o pedido de evento 114.</text:p>
      <text:p text:style-name="P14">Acrescento ao relatório que a GEP atualmente está utilizando a fração única de 50% -entendimento já superado por este juízo, sendo o apenado r<text:span text:style-name="T17">eincidente genérico</text:span> e todos os crimes cometidos <text:span text:style-name="T17">antes </text:span>do pacote anticrime, <text:span text:style-name="T17">cuja redação previa a fração de 3/5 para o reincidente genérico em crime hediondo.</text:span></text:p>
      <text:p text:style-name="P17">Relatados.</text:p>
      <text:p text:style-name="P17">Inicialmente verifico que a exigência de 3/5 ou 60% (LEP, art. 112, VII) só cabe no caso de reincidência específica em crime hediondo, o que não é o caso.</text:p>
      <text:p text:style-name="P17">É o que decidiu o Superior Tribunal de Justiça ao julgar em 26/05/2021 o Recurso Especial representativo da controvérsia (REsp) 1910240/MG, sendo relator o Ministro ROGERIO SCHIETTI CRUZ, quando fixou a seguinte tese:</text:p>
      <text:p text:style-name="P35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18">Ressalte-se que no caso de crime hediondo com resultado morte esse percentual será de 50% (LEP, art. 112, VI).</text:p>
      <text:p text:style-name="P18">Neste sentido: </text:p>
      <text:p text:style-name="P36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27"><text:soft-page-break/><text:span text:style-name="T12">Como antes o percentual fora fixado em 3/5, dada ao que dispunha a lei 8.072/90, a nova redação do art. 112 da LEP se mostra como </text:span><text:span text:style-name="Emphasis"><text:span text:style-name="T12">novatio legis in mellius</text:span></text:span><text:span text:style-name="T12">, devendo ser aplicada.</text:span></text:p>
      <text:p text:style-name="P17">Assim, em relação ao crime hediondo, é de se aplicar o percentual de 50% (LEP, art. 112, VI).</text:p>
      <text:p text:style-name="P14">Aqui lembro que a súmula 501 do STJ veda a combinação de leis. </text:p>
      <text:p text:style-name="P14">Isto posto, defiro parcialmente o pedido da Defesa e determino a retificação da GEP para fazer constar: 50% para o crime de latrocínio, por ser tratar de apenado primário em crime hediondo com resultado morte; e 16% para o crime de receptação, por se tratar de apenado primário em crime cometido sem violência.</text:p>
      <text:p text:style-name="P14">Determino, ainda, de ofício, a retificação dos cálculos do livramento condicional utilizando as frações de 1/2 e 2/3, conforme natureza do crime.</text:p>
      <text:p text:style-name="P14">PRI. Atualize-se a GEP. Ciência ao MP.</text:p>
      <text:p text:style-name="P10"/>
      <text:p text:style-name="P15"/>
      <text:p text:style-name="P16">Requereu o apenado a retificação da GEP para fazer constar no cálculo da progressão de regime a fração de 2/5 (40%), onde consta  3/5 (evento 154.1), alegando que o crime de homicídio qualificado (0106810-71.2017.8.20.0001) teria sido praticado antes do trânsito em julgado da sentença condenatória pelo crime de tráfico de drogas (0100810-16.2013.8.20.0124), sendo o apenado tecnicamente primário em crime de natureza hedionda. </text:p>
      <text:p text:style-name="P16">Instado a se manifestar, o Ministério Público opinou pelo indeferimento do pedido, apontando outro crime de natureza hedionda, ação penal nº 0860988-22.2021.8.20.5001, para inferir a reincidência específica. </text:p>
      <text:p text:style-name="P30">Após diligências, a secretaria certificou que o processo criminal nº 0860988-22.2021.8.20.5001 ainda não foi julgado (evento 162). </text:p>
      <text:p text:style-name="P30">Ademais, certificou que o processo criminal nº 0100810-16.2013.8.20.0124 transitou em julgado em 07.11.2017, data posterior ao fato do processo criminal nº 0106810-71.2017.8.20.0001.</text:p>
      <text:p text:style-name="P30">Relatados.</text:p>
      <text:p text:style-name="P9">O pedido é procedente.</text:p>
      <text:p text:style-name="P30">Isso porque foi constatado que o apenado é tecnicamente primário em crime hediondo, já que o fato delituoso do processo criminal nº 0106810-71.2017.8.20.0001 ocorreu em data anterior ao trânsito em julgado do processo criminal nº 0100810-16.2013.8.20.0124.</text:p>
      <text:p text:style-name="P10">É o que decidiu o Superior Tribunal de Justiça ao julgar em 26/05/2021 o Recurso Especial representativo da controvérsia (REsp) 1910240/MG, sendo relator o Ministro ROGERIO SCHIETTI CRUZ, quando fixou a seguinte tese:</text:p>
      <text:p text:style-name="P37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7"><text:span text:style-name="T13">Como antes o percentual fora fixado em 3/5, dada ao que dispunha a lei 8.072/90, a nova redação do art. 112 da LEP se mostra como </text:span><text:span text:style-name="Emphasis"><text:span text:style-name="T13">novatio legis in mellius</text:span></text:span><text:span text:style-name="T13">, devendo ser aplicada.</text:span></text:p>
      <text:p text:style-name="P10">Assim, em relação aos crimes hediondos, é de se aplicar o percentual de 40% (LEP, art. 112, V).</text:p>
      <text:p text:style-name="P10">Neste sentido:</text:p>
      <text:p text:style-name="P45"><text:soft-page-break/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10">Aqui lembro que a súmula 501 do STJ veda a combinação de leis. </text:p>
      <text:p text:style-name="P10">Isto posto, defiro o pedido da Defesa e determino a retificação da GEP para fazer constar: 40% para o crime de tráfico de drogas e para o crime de homicídio qualificado, por ser tratar de apenado primário em crime hediondo; 20% para os crimes de associação para o tráfico, furto e porte ilegal de arma, por se tratar de apenado reincidente em crime cometido sem violência; e 25% para o crime de roubo majorado, por se tratar de apenado primário em crime cometido com violência.</text:p>
      <text:p text:style-name="P10">Determino, ainda, de ofício, que a secretaria providencie os cálculos do livramento condicional utilizando as frações de 1/2 e 2/3, conforme natureza do crime, uma vez que o cálculo foi apagado manualmente na GEP de evento 125. </text:p>
      <text:p text:style-name="P10">PRI. Atualize-se a GEP. Ciência ao MP.</text:p>
      <text:p text:style-name="P42">Natal, 11 de janeiro de 2023.</text:p>
      <text:p text:style-name="P46">Henrique Baltazar Vilar dos Santos</text:p>
      <text:p text:style-name="P46">Juiz de Direito</text:p>
      <text:p text:style-name="P4"/>
      <text:p text:style-name="P28">Vistos etc.</text:p>
      <text:p text:style-name="P28">Trata-se de execução penal em desfavor do apenado acima nominado, em que me vieram os autos para análise das frações utilizadas para o cálculo da progressão de regime (evento 165).</text:p>
      <text:p text:style-name="P28">Acrescento ao relatório que a GEP atualmente está utilizando a fração de 20% para o processo criminal nº 0100352-18.2020.8.20.0103 e 1/6 para os demais processos.</text:p>
      <text:p text:style-name="P28">Relatados.</text:p>
      <text:p text:style-name="P28">Inicialmente, verifico que o delito do processo criminal nº 0100352-18.2020.8.20.0103, furto, foi cometido em 05.07.2020, após a alteração legislativa do pacote anticrime.</text:p>
      <text:p text:style-name="P28">Compulsando a GEP, observo que antes deste delito, o apenado já havia sido condenado anteriormente pelo processo criminal 0100096-19.2018.8.20.0133, sendo este referente a crimes cometidos com violência.</text:p>
      <text:p text:style-name="P29"><text:span text:style-name="Fonte_20_parág._20_padrão"><text:span text:style-name="T1">Assim, com relação ao crime de furto, é de se aplicar o percentual de 16% </text:span></text:span><text:span text:style-name="Fonte_20_parág._20_padrão"><text:span text:style-name="T2">(LEP, art. 112, I).</text:span></text:span><text:span text:style-name="Fonte_20_parág._20_padrão"><text:span text:style-name="T1"> </text:span></text:span></text:p>
      <text:p text:style-name="P29"><text:soft-page-break/><text:span text:style-name="Fonte_20_parág._20_padrão"><text:span text:style-name="T1">Já com relação ao roubo referente ao processo criminal nº 0105228-65.2019.8.20.000,1 é impossível a aplicação de 16%, visto que </text:span></text:span><text:span text:style-name="Fonte_20_parág._20_padrão"><text:span text:style-name="T3">não </text:span></text:span><text:span text:style-name="Fonte_20_parág._20_padrão"><text:span text:style-name="T1">se refere a crime cometido sem violência ou grave ameaça.</text:span></text:span></text:p>
      <text:p text:style-name="P28">Aqui lembro que a súmula 501 do STJ veda a combinação de leis, ainda que em benefício do réu.</text:p>
      <text:p text:style-name="P28">Isso posto, determino a retificação da GEP para fazer constar 16%  para o crime de furto e porte ilegal de armas, por ser o apenado primário em crimes cometidos sem violência; e 25% para os demais crimes (art. 157, 129 e 147 do CP), por se tratar de apenado primário em crimes cometidos com violência.</text:p>
      <text:p text:style-name="P28">PRI. Atualize-se a GEP. Ciência ao MP.</text:p>
      <text:p text:style-name="P39"/>
      <text:p text:style-name="P3"/>
      <text:p text:style-name="P3"/>
      <text:p text:style-name="P4"/>
      <text:p text:style-name="P6">Vistos etc.</text:p>
      <text:p text:style-name="P5"><text:span text:style-name="Fonte_20_parág._20_padrão"><text:span text:style-name="T8">Requereu o apenado retificação da GEP parar fazer constar como requisito para progressão de regime o percentual de 40% referente ao processo criminal nº </text:span></text:span><text:bookmark text:name="page6R_mcid12"/><text:span text:style-name="Fonte_20_parág._20_padrão"><text:span text:style-name="T8">0105248-22.2020.8.20.0001, alegando que o apenado não é reincidente em crime de natureza hedionda (evento 39).</text:span></text:span></text:p>
      <text:p text:style-name="P7">Interveio o Ministério Público, opinando pelo deferimento do pedido (evento 43).</text:p>
      <text:p text:style-name="P5"><text:span text:style-name="Fonte_20_parág._20_padrão"><text:span text:style-name="T8">Acrescento ao relatório que a GEP atualmente está utilizando a fração de 60% para o processo criminal nº 0105248-22.2020.8.20.0001 e 16% para o processo criminal nº 0105228-65.2019.8.20.0001, sendo ambos referentes ao crime de roubo.</text:span></text:span></text:p>
      <text:p text:style-name="P7">Relatados.</text:p>
      <text:p text:style-name="P7">Inicialmente, verifico que o delito do processo criminal nº 0105248-22.2020.8.20.0001, roubo circunstanciado pelo uso de arma de fogo, foi cometido em 12.09.2020, após a alteração legislativa do pacote anticrime.</text:p>
      <text:p text:style-name="P7">Compulsando a GEP, observo que antes deste delito, o apenado já havia sido condenado anteriormente por outro roubo, desta feita com simulacro de arma de fogo, por fato ocorrido em 23.06.2019, portanto, anterior ao pacote anticrime.</text:p>
      <text:p text:style-name="P7">Assim, considerando que o pacote anticrime também alterou o rol de crimes hediondos, em relação ao roubo circunstanciado pelo uso de arma de fogo (AP nº 0105248-22.2020.8.20.0001), conclui-se que o apenado é primário em crime hediondo, devendo ser aplicado o percentual de 40% (LEP, art. 112, V) .   </text:p>
      <text:p text:style-name="P5"><text:span text:style-name="Fonte_20_parág._20_padrão"><text:span text:style-name="T8">Já com relação ao roubo referente ao processo criminal nº 0105228-65.2019.8.20.000,1 é impossível a aplicação de 16%, visto que </text:span></text:span><text:span text:style-name="Fonte_20_parág._20_padrão"><text:span text:style-name="T4">não </text:span></text:span><text:span text:style-name="Fonte_20_parág._20_padrão"><text:span text:style-name="T8">se refere a crime cometido sem violência ou grave ameaça.</text:span></text:span></text:p>
      <text:p text:style-name="P7">Aqui lembro que a súmula 501 do STJ veda a combinação de leis.</text:p>
      <text:p text:style-name="P7">Isso posto, defiro o pedido da Defesa e determino a retificação da GEP para fazer constar 40% <text:s/>para o crime de natureza hedionda e <text:s/>25% para o crime de natureza comum.</text:p>
      <text:p text:style-name="P7">PRI. Atualize-se a GEP. Ciência ao MP.</text:p>
      <text:p text:style-name="P40"/>
      <text:p text:style-name="P8"/>
      <text:p text:style-name="P8"><text:soft-page-break/>Requereu o apenado a retificação da GEP para fazer constar a fração de 2/5 para o cálculo da progressão de regime referente ao processo criminal nº 0101480-44.2019.8.20.0124 (homicídio qualificado tentado), em razão de ser o apenado primário em crime hediondo.</text:p>
      <text:p text:style-name="P9">Requer ainda a não aplicação do percentual de 50% por ser prejudicial ao apenado.</text:p>
      <text:p text:style-name="P9">Instado a se manifestar, o Ministério Público opinou pela aplicação global da lei que for mais favorável ao apenado.</text:p>
      <text:p text:style-name="P9">Acrescento ao relatório que a GEP atual está utilizando as frações de 3/5 para o crime de natureza hedionda e 1/6 para os crimes comuns.</text:p>
      <text:p text:style-name="P9">Relatados.</text:p>
      <text:p text:style-name="P9">Inicialmente verifico que a exigência de 60% (LEP, art. 112, VII) só cabe no caso de reincidência específica em crime hediondo, o que não é o caso.</text:p>
      <text:p text:style-name="P9">É o que decidiu o Superior Tribunal de Justiça ao julgar em 26/05/2021 o Recurso Especial representativo da controvérsia (REsp) 1910240/MG, sendo relator o Ministro ROGERIO SCHIETTI CRUZ, quando fixou a seguinte tese: </text:p>
      <text:p text:style-name="P34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5"><text:span text:style-name="T13">Como antes o percentual fora fixado em 3/5, dada ao que dispunha a lei 8.072/90, a nova redação do art. 112 da LEP se mostra como </text:span><text:span text:style-name="Emphasis"><text:span text:style-name="T13">novatio legis in mellius</text:span></text:span><text:span text:style-name="T13">, devendo ser aplicada. </text:span></text:p>
      <text:p text:style-name="P9">Assim, em relação ao crime hediondo, é de se aplicar o percentual de 40% (LEP, art. 112, V).</text:p>
      <text:p text:style-name="P9">Ressalto que o percentual de 50% não é aplicável ao caso em tela, visto que não houve resultado morte.</text:p>
      <text:p text:style-name="P9">Nesse sentido:</text:p>
      <text:p text:style-name="P33"><text:span text:style-name="T6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</text:span><text:span text:style-name="Strong_20_Emphasis"><text:span text:style-name="T5">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</text:span></text:span><text:span text:style-name="T6">(AgRg no HC n. 598.839/SP, Sexta Turma, Rel. Min. Sebastião Reis Júnior, DJe de 04/12/2020). II - Não compete a este eg. Superior Tribunal se manifestar sobre violação a princípios ou a dispositivos de </text:span><text:soft-page-break/><text:span text:style-name="T6">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span></text:p>
      <text:p text:style-name="P9">No tocante as demais penas, vale salientar que a súmula 501 do STJ veda a combinação das leis, ainda que em benefício do réu.</text:p>
      <text:p text:style-name="P9">Isto posto, indefiro o pedido da Defesa e determino a retificação da GEP para fazer constar, na íntegra, a lei mais favorável, ou seja, os percentuais do pacote anticrime.</text:p>
      <text:p text:style-name="P9">Assim, determino a retificação da GEP da seguinte forma: 40% para o homicídio qualificado tentado, por ser o apenado primário em crime de natureza hedionda; 16% para o crime contra ordem tributária, por ser o apenado primário em crime cometido sem violência; e 30% para todos os demais crimes, em razão de ser o apenado reincidente em crime cometido com violência.</text:p>
      <text:p text:style-name="P9">P.R.I. Atualize-se a GEP.Ciência ao MP.</text:p>
      <text:p text:style-name="P41"/>
      <text:p text:style-name="P43"/>
      <text:p text:style-name="P44"><text:tab/>Vistos etc.</text:p>
      <text:p text:style-name="P9">Requereu o apenado retificação da GEP parar fazer constar como requisito para progressão de regime frações diferenciadas, conforme a natureza do delito (evento 173).</text:p>
      <text:p text:style-name="P30">Interveio o Ministério Público, opinando pela aplicação do percentual de 20% em relação ao crime do artigo 16, § 1º, IV, da Lei n.º 10.826/03, por ter sido cometido na vigência do pacote anticrime, e 1/6 em relação ao roubo majorado, por ter sido cometido antes do pacote anticrime.</text:p>
      <text:p text:style-name="P9">Relatados.</text:p>
      <text:p text:style-name="P30">Inicialmente, verifico que foi aplicado ao cálculo da progressão de regime o percentual único de 40% em razão do crime  de artigo 16, § 1º, IV, da Lei n.º 10.826/03.</text:p>
      <text:p text:style-name="P30">Contudo, em razão da alteração legislativa do pacote anticrime, o STJ afastou a natureza hedionda da posse ilegal de arma de fogo e munições de uso permitido com numeração suprimida (HC 525.249/RS).</text:p>
      <text:p text:style-name="P9">Assim sendo, tem-se que os dois crimes são de natureza comum.</text:p>
      <text:p text:style-name="P9">Entretanto, em razão da súmula 501 do STJ que veda a combinação de leis, torna-se impossível deferir a retificação conforme opinou o MP em 20% e 1/6, ainda que em benefício do apenado.</text:p>
      <text:p text:style-name="P9">Isso posto, determino a retificação da GEP para fazer constar o percentual de 16% para os crimes cometidos sem violência, referentes ao processo criminal nº 0802102-40.2020.8.20.5300, por ser o apenado primário em crime deste tipo, e 40% para o crime de roubo circunstanciado pelo uso de arma de fogo, em razão da vedação da combinação de leis.</text:p>
      <text:p text:style-name="P9">P.R.I. Atualize-se a GEP. Ciência ao MP.</text:p>
      <text:p text:style-name="P43"/>
      <text:p text:style-name="P8">Vistos etc.</text:p>
      <text:p text:style-name="P9"><text:soft-page-break/>Requereu o apenado retificação da GEP parar fazer constar como requisito para progressão de regime frações diferenciadas, conforme a natureza do delito (evento 173).</text:p>
      <text:p text:style-name="P30">Interveio o Ministério Público, opinando pela aplicação do percentual de 20% em relação ao crime do artigo 16, § 1º, IV,da Lei n.º 10.826/03, por ter sido cometido na vigência do pacote anticrime, e 1/6 em relação ao roubo majorado, por ter sido cometido antes do pacote anticrime.</text:p>
      <text:p text:style-name="P9">Relatados.</text:p>
      <text:p text:style-name="P30">Inicialmente, verifico que foi aplicado ao cálculo da progressão de regime o percentual único de 40% em razão do crime  de artigo 16, § 1º, IV,da Lei n.º 10.826/03.</text:p>
      <text:p text:style-name="P30">Contudo, observo que não houve decisão estabelecendo os percentuais utilizados na GEP, tendo sido o percentual único aplicado pela secretaria na GEP de evento 146.</text:p>
      <text:p text:style-name="P30">Assim, entendo que não houve preclusão da matéria, apesar do agravo não recebido de evento 165.</text:p>
      <text:p text:style-name="P30">No mérito, afasto o reconhecimento do artigo 16, § 1º, IV,da Lei n.º 10.826/03 como sendo de natureza comum, por considerar que armas e munições -ainda que de uso permitido- sem numeração, são equiparadas às armas e munições de uso proibido para todos os fins, inclusive na qualificação de hediondez, sendo esta intenção do legislador ao incluir a conduta no artigo 16, considerando maior gravidade e reprovação social.</text:p>
      <text:p text:style-name="P9">Ademais, na alteração legislativa do pacote anticrime, o legislador limitou-se a prever que o delito descrito no artigo 16 da lei 10.826/2003 é considerando hediondo, sem fazer exceção a nenhum parágrafo ou  inciso.</text:p>
      <text:p text:style-name="P9">Já no tocante ao crime de roubo, torna-se impossível deferir a retificação conforme opinou o MP em 20% e 1/6, ainda que em benefício do apenado, em razão da súmula 501 do STJ que veda a combinação de leis, </text:p>
      <text:p text:style-name="P30">Isso posto, determino a retificação da GEP para fazer constar o percentual de 40% para o crime de artigo 16, § 1º, IV,da Lei n.º 10.826/03 e 25% para o crime de roubo majorado, em razão da vedação da combinação de leis.</text:p>
      <text:p text:style-name="P9">P.R.I. Atualize-se a GEP. Ciência ao MP.</text:p>
      <text:p text:style-name="P8"/>
      <text:p text:style-name="P8">Vistos etc.</text:p>
      <text:p text:style-name="P9">Requereu o apenado retificação da GEP parar fazer constar como requisito para progressão de regime os percentuais de 16% e 20% para cada crime, alegando que o apenado não cometeu crime de natureza hedionda (evento 66).</text:p>
      <text:p text:style-name="P9">Interveio o Ministério Público, opinando pelo deferimento do pedido (evento 74).</text:p>
      <text:p text:style-name="P9">Relatados.</text:p>
      <text:p text:style-name="P30">Inicialmente, verifico que o apenado foi condenado por dois crimes de natureza comum, visto que o delito ao artigo 16, § 1º, IV, da Lei n.º 10.826/03 foi cometido antes da alteração legislativa da lei 13497/2017, e o delito ao artigo 155 § 1º e 4º, incisos I e IV do Código Penal não consta no rol taxativo de crimes hediondos. </text:p>
      <text:p text:style-name="P30"><text:soft-page-break/>Já no tocante as frações, verifico que o delito do processo criminal nº  0801402-64.2020.8.20.5300, foi cometido após a alteração legislativa do pacote anticrime, sendo o apenado reincidente em crime cometido sem violência.</text:p>
      <text:p text:style-name="P10">Assim, é de se aplicar o percentual de 20% (LEP, art. 112, II).</text:p>
      <text:p text:style-name="P11">Já com relação a fração aplicada ao processo criminal nº 0100403-62.2016.8.20.0105, ainda que alegue que o apenado era primário à época do crime, a reincidência não é um atributo da condenação, mas uma condição pessoal ostentado pelo agente. </text:p>
      <text:p text:style-name="P11">Dessa forma, uma vez reconhecida a condição de reincidente, seus efeitos aplicam-se uniformente a toda execução penal, não apenas à condenação que a declarou, sendo neste sentido a jusriprudência do Superior Tribunal de Justiça.</text:p>
      <text:p text:style-name="P10">Aqui lembro que a súmula 501 do STJ veda a combinação de leis, ainda que em benefício do réu. </text:p>
      <text:p text:style-name="P10">Portanto, não é possível aplicar a fração de 1/6 ao processo criminal nº 0100403-62.2016.8.20.0105.</text:p>
      <text:p text:style-name="P11">Isso posto, defiro parcialmente o pedido da Defesa e determino a retificação da GEP para fazer constar o percentual de 20% em toda a pena unificada, e 1/2 para o livramento condicional, em razão de ser o apenado reincidente de crime cometido sem violência.</text:p>
      <text:p text:style-name="P10">PRI. Atualize-se a GEP. Ciência ao MP.</text:p>
      <text:p text:style-name="P8"/>
      <text:p text:style-name="P8"/>
      <text:p text:style-name="P8"/>
      <text:p text:style-name="P8"/>
      <text:p text:style-name="P8">Vistos etc.</text:p>
      <text:p text:style-name="P9">Requereu o apenado retificação da GEP parar fazer constar como requisito para progressão de regime os percentuais de 25% e 30%, alegando que o apenado não cometeu crime hediondo (evento 100).</text:p>
      <text:p text:style-name="P9">Interveio o Ministério Público, opinando pela aplicação de 30% em relação ao segundo crime de roubo e pela manutenção da fração de 1/6 para o primeiro roubo por ser anterior ao pacote anticrime (evento 125).</text:p>
      <text:p text:style-name="P9">Em consulta a GEP, observo que o cálculo da progressão de regime está utilizando a fração de 1/6 para o primeiro roubo e 40% para o segundo roubo, ambos cometidos com uso de arma branca.</text:p>
      <text:p text:style-name="P9">Relatados.</text:p>
      <text:p text:style-name="P9">Inicialmente, verifico que o fato delituoso do processo criminal nº 0801529-04.2022.8.20.5600 ocorreu em 27.04.2022, o que implica o uso da nova redação do artigo 112 da LEP.</text:p>
      <text:p text:style-name="P9">Ademais, observo que o apenado foi condenado por roubo de natureza comum no referido crime, não sendo o caso de se aplicar 40%.</text:p>
      <text:p text:style-name="P10">Assim, sendo o apenado reincidente em crime cometido com violência, com relação ao segundo crime de roubo, é de se aplicar o percentual de 30% (LEP, art. 112, IV). </text:p>
      <text:p text:style-name="P10">Já com relação ao primeiro roubo, é impossível a aplicação da fração de 1/6 já que a súmula 501 do STJ veda a combinação de leis, ainda que em benefício do réu.</text:p>
      <text:p text:style-name="P9"><text:soft-page-break/>Isso posto, determino a retificação da GEP para fazer constar 30% em toda a pena unificada, em razão de ser o apenado reincidente em crime cometido com violência ou grave ameaça à pessoa.</text:p>
      <text:p text:style-name="P9">P.R.I. Atualiza-se a GEP.</text:p>
      <text:p text:style-name="P9">Vista ao MP do pedido de evento 258.</text:p>
      <text:p text:style-name="P8"/>
      <text:p text:style-name="P8"/>
      <text:p text:style-name="P8"/>
      <text:p text:style-name="P8">Vistos etc.</text:p>
      <text:p text:style-name="P10">Trata-se de execução penal em desfavor do apenado acima nominado, em que me vieram os autos para análise das frações utilizadas para o cálculo da progressão de regime (evento 84).</text:p>
      <text:p text:style-name="P10">Acrescento ao relatório que o apenado é reincidente genérico e que a GEP está aplicando ao cálculo da progressão de regime 40% para o crime hediondo e 1/6 para os crimes de natureza comum.</text:p>
      <text:p text:style-name="P10">Relatados.</text:p>
      <text:p text:style-name="P9">Inicialmente verifico que a GEP está em desacordo com a súmula 501 do STJ, que veda a combinação de leis, ainda que em benefício do apenado.</text:p>
      <text:p text:style-name="P9">Assim, considerando a aplicação global da lei mais benéfica, determino que seja aplicado os percentuais do pacote anticrime ao apenado, na seguinte forma: 16% para os crimes cometidos sem violência (por ilegal de arma e fruto), por ser o apenado primário nesse tipo; 30% para crimes cometidos com violência ou grave ameaça à pessoa (roubos), por ser o apenado reincidente nesse tipo; mantendo 40% para o crime de tráfico de drogas, por ser o apenado primário em crime de natureza hedionda.</text:p>
      <text:p text:style-name="P9">Cumpra-s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Times, serif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body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/>
    </style:style>
    <style:style style:name="textbodyuser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1" style:font-family-asian="'Times New Roman'" style:font-family-generic-asian="roman" style:font-pitch-asian="variable" style:language-asian="pt" style:country-asian="BR" style:font-name-complex="Times New Roman1" style:font-family-complex="'Times New Roman'" style:font-family-generic-complex="roman" style:font-pitch-complex="variable" style:language-complex="ar" style:country-complex="SA" fo:hyphenate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meta:creation-date>2022-07-12T12:24:00Z</meta:creation-date>
    <dc:date>2023-02-13T11:47:11.692000000</dc:date>
    <meta:editing-cycles>27</meta:editing-cycles>
    <meta:editing-duration>P1DT23H34M6S</meta:editing-duration>
    <meta:document-statistic meta:table-count="0" meta:image-count="0" meta:object-count="0" meta:page-count="14" meta:paragraph-count="204" meta:word-count="6159" meta:character-count="37638" meta:non-whitespace-character-count="31649"/>
    <meta:template xlink:type="simple" xlink:actuate="onRequest" xlink:title="" xlink:href="Normal.dotm"/>
  </office:meta>
</office:document-meta>
</file>